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161592" officeooo:paragraph-rsid="00161592" style:font-size-asian="18pt" style:font-size-complex="18pt"/>
    </style:style>
    <style:style style:name="P2" style:family="paragraph" style:parent-style-name="Preformatted_20_Text">
      <style:text-properties fo:font-size="14pt" officeooo:rsid="00161592" officeooo:paragraph-rsid="00161592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: </text:p>
      <text:p text:style-name="P1"/>
      <text:p text:style-name="P2">We should probably start using Github as a way to combine our progress via pull requests, stuff like that. If you need any help with getting github started up, message me, and I’ll walk you through it. Thanks!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21:46:58.385587013</dc:date>
    <meta:editing-duration>PT2M10S</meta:editing-duration>
    <meta:editing-cycles>1</meta:editing-cycles>
    <meta:document-statistic meta:table-count="0" meta:image-count="0" meta:object-count="0" meta:page-count="1" meta:paragraph-count="2" meta:word-count="39" meta:character-count="217" meta:non-whitespace-character-count="178"/>
    <meta:generator>LibreOffice/7.0.4.2$Linux_ARM_EABI LibreOffice_project/00$Build-2</meta:generator>
  </office:meta>
</office:document-meta>
</file>